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00000014F1AFDF560F455EE2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dobe Devanagari" svg:font-family="'Adobe Devanagari'" style:font-family-generic="roman" style:font-pitch="variable"/>
    <style:font-face style:name="Alef" svg:font-family="Alef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imbus Sans L" svg:font-family="'Nimbus Sans L'" style:font-adornments="Standard" style:font-family-generic="swiss" style:font-pitch="variable"/>
    <style:font-face style:name="Nimbus Sans L1" svg:font-family="'Nimbus Sans L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elle1" style:family="table">
      <style:table-properties style:width="14.002cm" fo:margin-left="2.656cm" fo:margin-right="1.642cm" table:align="margins"/>
    </style:style>
    <style:style style:name="Tabelle1.A" style:family="table-column">
      <style:table-column-properties style:column-width="6.447cm" style:rel-column-width="30173*"/>
    </style:style>
    <style:style style:name="Tabelle1.B" style:family="table-column">
      <style:table-column-properties style:column-width="7.555cm" style:rel-column-width="35362*"/>
    </style:style>
    <style:style style:name="Tabelle1.1" style:family="table-row">
      <style:table-row-properties style:min-row-height="0.714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8.498cm" style:type="center"/>
          <style:tab-stop style:position="18.299cm" style:type="right"/>
        </style:tab-stops>
      </style:paragraph-properties>
      <style:text-properties style:font-name="Nimbus Sans L1" fo:font-size="10pt" officeooo:paragraph-rsid="0026341c" style:font-size-asian="10pt" style:font-size-complex="10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8.299cm" style:type="right"/>
        </style:tab-stops>
      </style:paragraph-properties>
      <style:text-properties style:font-name="Nimbus Sans L1" fo:font-size="10pt" officeooo:paragraph-rsid="0025d5b6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Nimbus Sans L1"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imbus Sans L1" fo:font-size="28pt" fo:font-weight="bold" officeooo:rsid="001369ee" officeooo:paragraph-rsid="002d24b0" style:font-size-asian="28pt" style:font-weight-asian="bold" style:font-size-complex="2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mbus Sans L1"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mbus Sans L1" fo:font-size="14pt" fo:font-weight="bold" officeooo:rsid="000fad60" officeooo:paragraph-rsid="00125b73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mbus Sans L1" fo:font-size="14pt" fo:font-weight="bold" officeooo:rsid="00296967" officeooo:paragraph-rsid="00296967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Nimbus Sans L1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style:snap-to-layout-grid="false"/>
      <style:text-properties fo:color="#4c4c4c" loext:opacity="100%" style:font-name="Nimbus Sans L1" fo:font-size="14pt" fo:language="de" fo:country="AT" fo:font-weight="normal" style:font-name-asian="Times New Roman" style:font-size-asian="14pt" style:font-weight-asian="normal" style:font-name-complex="Arial" style:font-size-complex="14pt" style:language-complex="ar" style:country-complex="SA" style:font-weight-complex="normal"/>
    </style:style>
    <style:style style:name="P10" style:family="paragraph" style:parent-style-name="Standard">
      <style:paragraph-properties style:snap-to-layout-grid="false"/>
      <style:text-properties fo:color="#4c4c4c" loext:opacity="100%" style:font-name="Nimbus Sans L1" fo:font-size="14pt" fo:language="de" fo:country="AT" fo:font-weight="normal" officeooo:rsid="0028b756" officeooo:paragraph-rsid="0028b756" style:font-name-asian="Times New Roman" style:font-size-asian="14pt" style:font-weight-asian="normal" style:font-name-complex="Arial" style:font-size-complex="14pt" style:language-complex="ar" style:country-complex="SA" style:font-weight-complex="normal"/>
    </style:style>
    <style:style style:name="P11" style:family="paragraph" style:parent-style-name="Standard">
      <style:paragraph-properties fo:text-align="end" style:justify-single-word="false"/>
      <style:text-properties fo:color="#4c4c4c" loext:opacity="100%" style:font-name="Nimbus Sans L1" officeooo:paragraph-rsid="002d24b0"/>
    </style:style>
    <style:style style:name="P12" style:family="paragraph" style:parent-style-name="Standard">
      <style:paragraph-properties fo:text-align="end" style:justify-single-word="false"/>
      <style:text-properties fo:color="#4c4c4c" loext:opacity="100%" style:font-name="Nimbus Sans L1" fo:font-size="13.5pt" fo:language="de" fo:country="AT" fo:font-weight="bold" officeooo:paragraph-rsid="002d24b0" style:font-name-asian="Times New Roman" style:font-size-asian="13.5pt" style:font-weight-asian="bold" style:font-name-complex="Times New Roman" style:font-size-complex="13.5pt" style:language-complex="ar" style:country-complex="SA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Contents_20_1">
      <style:paragraph-properties>
        <style:tab-stops>
          <style:tab-stop style:position="18.3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7.801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break-before="page"/>
      <style:text-properties officeooo:rsid="0039df5c" officeooo:paragraph-rsid="0039df5c"/>
    </style:style>
    <style:style style:name="P17" style:family="paragraph" style:parent-style-name="Heading_20_1">
      <style:text-properties officeooo:rsid="0039df5c" officeooo:paragraph-rsid="0039df5c"/>
    </style:style>
    <style:style style:name="P18" style:family="paragraph" style:parent-style-name="Heading_20_1">
      <style:text-properties officeooo:rsid="003b703f" officeooo:paragraph-rsid="003b703f"/>
    </style:style>
    <style:style style:name="P19" style:family="paragraph" style:parent-style-name="Heading_20_1">
      <style:text-properties officeooo:rsid="003d55d9" officeooo:paragraph-rsid="003d55d9"/>
    </style:style>
    <style:style style:name="P20" style:family="paragraph" style:parent-style-name="Heading_20_1">
      <style:text-properties officeooo:rsid="003e72ea" officeooo:paragraph-rsid="003e72ea"/>
    </style:style>
    <style:style style:name="P21" style:family="paragraph" style:parent-style-name="Heading_20_2">
      <style:text-properties officeooo:rsid="003e72ea" officeooo:paragraph-rsid="003e72ea"/>
    </style:style>
    <style:style style:name="P22" style:family="paragraph" style:parent-style-name="Standard" style:master-page-name="Standard">
      <style:paragraph-properties fo:text-align="end" style:justify-single-word="false" style:page-number="auto"/>
      <style:text-properties fo:color="#4c4c4c" loext:opacity="100%" style:font-name="Nimbus Sans L1" fo:font-size="14pt" fo:language="de" fo:country="AT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P23" style:family="paragraph" style:parent-style-name="Standard" style:master-page-name="First_20_Page">
      <style:paragraph-properties style:page-number="auto"/>
    </style:style>
    <style:style style:name="P2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Nimbus Sans L1" fo:font-size="26pt" fo:font-weight="bold" officeooo:rsid="0035271f" officeooo:paragraph-rsid="0035271f" style:font-size-asian="26pt" style:font-weight-asian="bold" style:font-size-complex="26pt" style:font-weight-complex="bold"/>
    </style:style>
    <style:style style:name="P26" style:family="paragraph" style:parent-style-name="Text_20_body" style:list-style-name="L1">
      <style:text-properties style:font-name="Verdana" fo:font-size="18pt" fo:font-style="normal" officeooo:rsid="0039df5c" officeooo:paragraph-rsid="0039df5c" style:font-size-asian="18pt" style:font-style-asian="normal" style:font-size-complex="18pt" style:font-style-complex="normal"/>
    </style:style>
    <style:style style:name="P27" style:family="paragraph" style:parent-style-name="Text_20_body">
      <style:text-properties officeooo:paragraph-rsid="003b703f"/>
    </style:style>
    <style:style style:name="P28" style:family="paragraph" style:parent-style-name="Text_20_body">
      <style:text-properties officeooo:rsid="003b703f" officeooo:paragraph-rsid="003b703f"/>
    </style:style>
    <style:style style:name="P29" style:family="paragraph" style:parent-style-name="Text_20_body" style:list-style-name="L2">
      <style:text-properties officeooo:rsid="003b703f" officeooo:paragraph-rsid="003b703f"/>
    </style:style>
    <style:style style:name="P30" style:family="paragraph" style:parent-style-name="Text_20_body" style:list-style-name="L2">
      <style:text-properties officeooo:rsid="003b703f" officeooo:paragraph-rsid="003d55d9"/>
    </style:style>
    <style:style style:name="P31" style:family="paragraph" style:parent-style-name="Text_20_body" style:list-style-name="L2">
      <style:text-properties officeooo:rsid="003b703f" officeooo:paragraph-rsid="003e72ea"/>
    </style:style>
    <style:style style:name="P32" style:family="paragraph" style:parent-style-name="Text_20_body" style:list-style-name="L3">
      <style:text-properties officeooo:rsid="003b703f" officeooo:paragraph-rsid="003d55d9"/>
    </style:style>
    <style:style style:name="P33" style:family="paragraph" style:parent-style-name="Text_20_body">
      <style:text-properties officeooo:rsid="003d55d9" officeooo:paragraph-rsid="003d55d9"/>
    </style:style>
    <style:style style:name="P34" style:family="paragraph" style:parent-style-name="Text_20_body" style:list-style-name="L3">
      <style:text-properties officeooo:rsid="003d55d9" officeooo:paragraph-rsid="003d55d9"/>
    </style:style>
    <style:style style:name="P35" style:family="paragraph" style:parent-style-name="Text_20_body" style:list-style-name="L2">
      <style:text-properties officeooo:rsid="003e72ea" officeooo:paragraph-rsid="003e72ea"/>
    </style:style>
    <style:style style:name="P36" style:family="paragraph" style:parent-style-name="Text_20_body" style:list-style-name="L3">
      <style:text-properties officeooo:rsid="003e72ea" officeooo:paragraph-rsid="003e72ea"/>
    </style:style>
    <style:style style:name="P37" style:family="paragraph" style:parent-style-name="Text_20_body" style:list-style-name="L2">
      <style:paragraph-properties>
        <style:tab-stops>
          <style:tab-stop style:position="5.362cm"/>
        </style:tab-stops>
      </style:paragraph-properties>
      <style:text-properties officeooo:rsid="003e72ea" officeooo:paragraph-rsid="003e72ea"/>
    </style:style>
    <style:style style:name="P38" style:family="paragraph" style:parent-style-name="Text_20_body" style:list-style-name="L3">
      <style:text-properties officeooo:rsid="0041a337" officeooo:paragraph-rsid="0041a337"/>
    </style:style>
    <style:style style:name="T1" style:family="text">
      <style:text-properties officeooo:rsid="0024e444"/>
    </style:style>
    <style:style style:name="T2" style:family="text">
      <style:text-properties fo:font-size="12pt" fo:language="de" fo:country="AT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3" style:family="text">
      <style:text-properties fo:font-size="12pt" fo:language="de" fo:country="AT" style:font-name-asian="Times New Roman" style:font-size-asian="12pt" style:font-name-complex="Times New Roman" style:font-size-complex="12pt" style:language-complex="ar" style:country-complex="SA"/>
    </style:style>
    <style:style style:name="T4" style:family="text">
      <style:text-properties fo:font-size="13.5pt" fo:language="de" fo:country="AT" fo:font-weight="bold" style:font-name-asian="Times New Roman" style:font-size-asian="13.5pt" style:font-weight-asian="bold" style:font-name-complex="Times New Roman" style:font-size-complex="13.5pt" style:language-complex="ar" style:country-complex="SA"/>
    </style:style>
    <style:style style:name="T5" style:family="text">
      <style:text-properties fo:font-size="13.5pt" fo:language="de" fo:country="AT" fo:font-weight="bold" officeooo:rsid="0028e3c7" style:font-name-asian="Times New Roman" style:font-size-asian="13.5pt" style:font-weight-asian="bold" style:font-name-complex="Times New Roman" style:font-size-complex="13.5pt" style:language-complex="ar" style:country-complex="SA"/>
    </style:style>
    <style:style style:name="T6" style:family="text">
      <style:text-properties officeooo:rsid="0028e3c7"/>
    </style:style>
    <style:style style:name="T7" style:family="text">
      <style:text-properties officeooo:rsid="0037008c"/>
    </style:style>
    <style:style style:name="T8" style:family="text">
      <style:text-properties officeooo:rsid="00381946"/>
    </style:style>
    <style:style style:name="T9" style:family="text">
      <style:text-properties officeooo:rsid="00387a4a"/>
    </style:style>
    <style:style style:name="T10" style:family="text">
      <style:text-properties fo:font-size="24pt" officeooo:rsid="0039df5c" style:font-size-asian="24pt" style:font-size-complex="24pt"/>
    </style:style>
    <style:style style:name="T11" style:family="text">
      <style:text-properties fo:color="#000000" loext:opacity="100%" style:font-name="Calibri" fo:font-size="14pt" fo:font-style="italic" fo:font-weight="normal" officeooo:rsid="0039df5c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color="#000000" loext:opacity="100%" style:font-name="Calibri" fo:font-size="14pt" fo:font-style="italic" fo:font-weight="normal" officeooo:rsid="003b703f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color="#000000" loext:opacity="100%" style:font-name="Calibri" fo:font-size="14pt" fo:font-style="italic" fo:font-weight="normal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color="#000000" loext:opacity="100%" style:font-name="Calibri" fo:font-size="14pt" fo:font-style="italic" fo:font-weight="normal" officeooo:rsid="003d55d9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fo:color="#000000" loext:opacity="100%" style:font-name="Calibri" fo:font-size="14pt" fo:font-style="italic" fo:font-weight="normal" officeooo:rsid="003e72ea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style:font-name="Calibri" fo:font-size="14pt" style:font-size-asian="14pt" style:font-size-complex="14pt"/>
    </style:style>
    <style:style style:name="T17" style:family="text">
      <style:text-properties style:font-name="Calibri" fo:font-size="14pt" officeooo:rsid="0039df5c" style:font-size-asian="14pt" style:font-size-complex="14pt"/>
    </style:style>
    <style:style style:name="T18" style:family="text">
      <style:text-properties style:font-name="Calibri" fo:font-size="14pt" officeooo:rsid="003b703f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UETitel"/>
        <text:variable-decl office:value-type="string" text:name="UENummer"/>
        <text:variable-decl office:value-type="string" text:name="UEAutor"/>
        <text:variable-decl office:value-type="string" text:name="UEKlasse"/>
        <text:variable-decl office:value-type="string" text:name="UEDatum"/>
        <text:variable-decl office:value-type="string" text:name="UEAbgabeDatum"/>
        <text:variable-decl office:value-type="string" text:name="UEGegenstan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Gegenstand"/>
        <text:user-field-decl office:value-type="string" office:string-value="0156" text:name="LoginNummer"/>
      </text:user-field-decls>
      <text:p text:style-name="P23"/>
      <text:p text:style-name="Standard"/>
      <text:p text:style-name="Standard"/>
      <text:p text:style-name="P25">Pflichtenheft</text:p>
      <text:p text:style-name="P4"><text:drop-down text:name="Gegenstand"><text:label text:value="SYT/BS"/><text:label text:value="ITSI"/><text:label text:value="NWTK"/><text:label text:current-selected="true" text:value="SEW"/><text:label text:value="MEDT"/>SEW</text:drop-down></text:p>
      <text:p text:style-name="P3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9">Name <text:s/></text:p>
          </table:table-cell>
          <table:table-cell table:style-name="Tabelle1.B1" office:value-type="string">
            <text:p text:style-name="P5"><text:variable-set text:name="UEAutor" office:value-type="string">Gabriel Vogler, Filip Ilic</text:variable-set></text:p>
          </table:table-cell>
        </table:table-row>
        <table:table-row table:style-name="TableLine2435474306368">
          <table:table-cell table:style-name="Tabelle1.A2" office:value-type="string">
            <text:p text:style-name="P10">4-stellige Login-Nummer</text:p>
          </table:table-cell>
          <table:table-cell table:style-name="Tabelle1.B2" office:value-type="string">
            <text:p text:style-name="P7"><text:user-field-get text:name="LoginNummer">0156</text:user-field-get></text:p>
          </table:table-cell>
        </table:table-row>
        <table:table-row table:style-name="TableLine2435474321056">
          <table:table-cell table:style-name="Tabelle1.A2" office:value-type="string">
            <text:p text:style-name="P9">Klasse </text:p>
          </table:table-cell>
          <table:table-cell table:style-name="Tabelle1.B2" office:value-type="string">
            <text:p text:style-name="P6"><text:variable-set text:name="UEKlasse" office:value-type="string">2Bi</text:variable-set></text:p>
          </table:table-cell>
        </table:table-row>
        <table:table-row table:style-name="TableLine2435474320512">
          <table:table-cell table:style-name="Tabelle1.A2" office:value-type="string">
            <text:p text:style-name="P9">Datum der Übung </text:p>
          </table:table-cell>
          <table:table-cell table:style-name="Tabelle1.B2" office:value-type="string">
            <text:p text:style-name="P8"><text:variable-set text:name="UEDatum" office:value-type="string">06.05.2022</text:variable-set></text:p>
          </table:table-cell>
        </table:table-row>
        <table:table-row table:style-name="TableLine2435474319424">
          <table:table-cell table:style-name="Tabelle1.A2" office:value-type="string">
            <text:p text:style-name="P9">Datum der Abgabe</text:p>
          </table:table-cell>
          <table:table-cell table:style-name="Tabelle1.B2" office:value-type="string">
            <text:p text:style-name="P8"><text:variable-set text:name="UEAbgabeDatum" office:value-type="string">10.06.2022</text:variable-set></text:p>
          </table:table-cell>
        </table:table-row>
        <table:table-row table:style-name="TableLine2435474314256">
          <table:table-cell table:style-name="Tabelle1.A2" office:value-type="string">
            <text:p text:style-name="P9">Übungsnummer</text:p>
          </table:table-cell>
          <table:table-cell table:style-name="Tabelle1.B2" office:value-type="string">
            <text:p text:style-name="P8"><text:variable-set text:name="UENummer" office:value-type="string">Abschluss Projekt</text:variable-set></text:p>
          </table:table-cell>
        </table:table-row>
        <table:table-row table:style-name="TableLine2435474308544">
          <table:table-cell table:style-name="Tabelle1.A2" office:value-type="string">
            <text:p text:style-name="P9">Auftraggeber</text:p>
          </table:table-cell>
          <table:table-cell table:style-name="Tabelle1.B2" office:value-type="string">
            <text:p text:style-name="P8"><text:drop-down text:name="Auftraggeber"><text:label text:value="DRU"/><text:label text:value="HOR"/><text:label text:value="NIC"/><text:label text:value="THU"/><text:label text:value="WAG"/><text:label text:value="ZAI"/><text:label text:value="NTH"/><text:label text:value="JER"/><text:label text:current-selected="true" text:value="BUC"/><text:label text:value="KLE"/><text:label text:value="SET"/><text:label text:value="PRT"/>BUC</text:drop-down></text:p>
          </table:table-cell>
        </table:table-row>
        <table:table-row table:style-name="TableLine2435474308816">
          <table:table-cell table:style-name="Tabelle1.A2" office:value-type="string">
            <text:p text:style-name="P9"/>
          </table:table-cell>
          <table:table-cell table:style-name="Tabelle1.B2" office:value-type="string">
            <text:p text:style-name="P5"/>
          </table:table-cell>
        </table:table-row>
        <table:table-row table:style-name="TableLine2435474315888">
          <table:table-cell table:style-name="Tabelle1.A2" office:value-type="string">
            <text:p text:style-name="P9">Thema de<text:span text:style-name="T7">s Projekts</text:span></text:p>
          </table:table-cell>
          <table:table-cell table:style-name="Tabelle1.B2" office:value-type="string">
            <text:p text:style-name="P5"><text:variable-set text:name="UETitel" office:value-type="string">WebUntis-Weather-Dashboard</text:variable-set></text:p>
          </table:table-cell>
        </table:table-row>
      </table:table>
      <text:p text:style-name="P13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4"><text:a xlink:type="simple" xlink:href="#__RefHeading___Toc1785_1964260241" text:style-name="Index_20_Link" text:visited-style-name="Index_20_Link">1 <text:s/>Projektname<text:tab/>2</text:a></text:p>
          <text:p text:style-name="P14"><text:a xlink:type="simple" xlink:href="#__RefHeading___Toc1787_1964260241" text:style-name="Index_20_Link" text:visited-style-name="Index_20_Link">2 <text:s/>Teammitglieder<text:tab/>2</text:a></text:p>
          <text:p text:style-name="P14"><text:a xlink:type="simple" xlink:href="#__RefHeading___Toc1789_1964260241" text:style-name="Index_20_Link" text:visited-style-name="Index_20_Link">3 <text:s/>Beschreibung<text:tab/>2</text:a></text:p>
          <text:p text:style-name="P14"><text:a xlink:type="simple" xlink:href="#__RefHeading___Toc1791_1964260241" text:style-name="Index_20_Link" text:visited-style-name="Index_20_Link">4 <text:s/>Muss Ziele<text:tab/>2</text:a></text:p>
          <text:p text:style-name="P14"><text:a xlink:type="simple" xlink:href="#__RefHeading___Toc1793_1964260241" text:style-name="Index_20_Link" text:visited-style-name="Index_20_Link">5 <text:s/>Kann Ziele<text:tab/>2</text:a></text:p>
          <text:p text:style-name="P14"><text:a xlink:type="simple" xlink:href="#__RefHeading___Toc1795_1964260241" text:style-name="Index_20_Link" text:visited-style-name="Index_20_Link">6 <text:s/>Meilenstein Zwischenabgabe<text:tab/>3</text:a></text:p>
          <text:p text:style-name="P14"><text:a xlink:type="simple" xlink:href="#__RefHeading___Toc1797_1964260241" text:style-name="Index_20_Link" text:visited-style-name="Index_20_Link">7 <text:s/>Arbeitsaufteilung<text:tab/>3</text:a></text:p>
          <text:p text:style-name="P15"><text:a xlink:type="simple" xlink:href="#__RefHeading___Toc1799_1964260241" text:style-name="Index_20_Link" text:visited-style-name="Index_20_Link">7.1 <text:s/>Gabriel Vogler - backend<text:tab/>3</text:a></text:p>
          <text:p text:style-name="P15"><text:a xlink:type="simple" xlink:href="#__RefHeading___Toc1801_1964260241" text:style-name="Index_20_Link" text:visited-style-name="Index_20_Link">7.2 <text:s/>Filip Ilic – frontend<text:tab/>3</text:a></text:p>
        </text:index-body>
      </text:table-of-content>
      <text:p text:style-name="P13"/>
      <text:h text:style-name="P16" text:outline-level="1"><text:bookmark-start text:name="__RefHeading___Toc1785_1964260241"/>Projektname<text:bookmark-end text:name="__RefHeading___Toc1785_1964260241"/></text:h>
      <text:p text:style-name="Title"><text:tab/><text:span text:style-name="T10">WebUntis-Weather-Dashboard</text:span></text:p>
      <text:h text:style-name="P17" text:outline-level="1"><text:bookmark-start text:name="__RefHeading___Toc1787_1964260241"/>Teammitglieder<text:bookmark-end text:name="__RefHeading___Toc1787_1964260241"/></text:h>
      <text:list xml:id="list563782493" text:style-name="L1">
        <text:list-item>
          <text:p text:style-name="P26">Gabriel Vogler</text:p>
        </text:list-item>
        <text:list-item>
          <text:p text:style-name="P26">Filip Ilic</text:p>
        </text:list-item>
      </text:list>
      <text:h text:style-name="P17" text:outline-level="1"><text:bookmark-start text:name="__RefHeading___Toc1789_1964260241"/>Beschreibung<text:bookmark-end text:name="__RefHeading___Toc1789_1964260241"/></text:h>
      <text:p text:style-name="P27"><text:span text:style-name="T17">Wir möchten ein Dashboard machen, was auf einen Blick viele wichtige Informationen darstellen kann, die Uhrzeit, das Datum, das derzeitige Wetter und den Stundenplan vom selben Tag.</text:span></text:p>
      <text:p text:style-name="P27"><text:span text:style-name="T17">Um die WebUntis Daten zu bekommen schreiben wir eine JavaScript Datei die mit NodeJS </text:span><text:span text:style-name="T18">von unserem Java-Projekt</text:span><text:span text:style-name="T17"> ausgeführt wird, die von einer vorgefertigten </text:span><text:span text:style-name="T11">Dependency von Github: </text:span><text:a xlink:type="simple" xlink:href="https://github.com/SchoolUtils/WebUntis" text:style-name="Internet_20_link" text:visited-style-name="Visited_20_Internet_20_Link">https://github.com/SchoolUtils/WebUntis</text:a><text:span text:style-name="T11"> die JSON-Daten bekommt </text:span><text:span text:style-name="T12">und diese in eine </text:span><text:span text:style-name="T11">JSON-Datei </text:span><text:span text:style-name="T12">schreibt,</text:span><text:span text:style-name="T11"> auf die unsere Subject-Klasse in Java zugreift und </text:span><text:span text:style-name="T12">die Inhalte </text:span><text:span text:style-name="T11">verarbeitet.</text:span></text:p>
      <text:p text:style-name="P28"><text:span text:style-name="T11">M</text:span><text:span text:style-name="T13">it der Open-Weather API wollen wir das derzeitige Wetter in unser Programm einbauen.</text:span></text:p>
      <text:p text:style-name="P28"><text:span text:style-name="T13">Und Datum und Uhrzeit bekommen wir von der „java.time“ Klasse.</text:span></text:p>
      <text:p text:style-name="P28"><text:span text:style-name="T13">Alle <text:s/>Informationen werden mithilfe von JavaFX in einem Graphical User Interface übersichtlich dargestellt.</text:span></text:p>
      <text:h text:style-name="P18" text:outline-level="1"><text:bookmark-start text:name="__RefHeading___Toc1791_1964260241"/>Muss Ziele<text:bookmark-end text:name="__RefHeading___Toc1791_1964260241"/></text:h>
      <text:list xml:id="list1663358558" text:style-name="L2">
        <text:list-item>
          <text:p text:style-name="P29"><text:span text:style-name="T16">WebUntis Stunden einlesen und darstellen in Farbe.</text:span></text:p>
        </text:list-item>
        <text:list-item>
          <text:p text:style-name="P29"><text:span text:style-name="T16">Wetterdaten und Temperaturinfos grafisch darstellen.</text:span></text:p>
        </text:list-item>
        <text:list-item>
          <text:p text:style-name="P29"><text:span text:style-name="T16">Datum und Uhrzeit von „java.time“ bekommen und in JavaFx darstellen.</text:span></text:p>
        </text:list-item>
      </text:list>
      <text:h text:style-name="P19" text:outline-level="1"><text:bookmark-start text:name="__RefHeading___Toc1793_1964260241"/>Kann Ziele<text:bookmark-end text:name="__RefHeading___Toc1793_1964260241"/></text:h>
      <text:list xml:id="list432530363" text:style-name="L3">
        <text:list-item>
          <text:p text:style-name="P32"><text:span text:style-name="T16">WebUntis Stunden </text:span><text:span text:style-name="T14">die schon vergangen sind ausgrauen und Strahl einbauen der den Fortschritt am Zeitstrahl darstellt.</text:span></text:p>
        </text:list-item>
        <text:list-item>
          <text:p text:style-name="P34"><text:span text:style-name="T13">Wetterdaten mit Icons schön darstellen und auf Knopfdruck neu laden.</text:span></text:p>
        </text:list-item>
        <text:list-item>
          <text:p text:style-name="P36"><text:span text:style-name="T13">Wetter Animationen (bewegende Schneeflocken/Regen)</text:span></text:p>
        </text:list-item>
        <text:list-item>
          <text:p text:style-name="P38"><text:span text:style-name="T13">Ohne NodeJS arbeiten und mit der WebUntis API direkt über Java interagieren.</text:span></text:p>
        </text:list-item>
      </text:list>
      <text:p text:style-name="P33"><text:span text:style-name="T13"/></text:p>
      <text:h text:style-name="P19" text:outline-level="1"><text:bookmark-start text:name="__RefHeading___Toc1795_1964260241"/><text:soft-page-break/>Meilenstein Zwischenabgabe<text:bookmark-end text:name="__RefHeading___Toc1795_1964260241"/></text:h>
      <text:list xml:id="list113541355117999" text:continue-list="list1663358558" text:style-name="L2">
        <text:list-item>
          <text:p text:style-name="P30"><text:span text:style-name="T16">WebUntis Stunden einlesen und </text:span><text:span text:style-name="T14">teilweise darstellen, möglicherweise schon mit Farbe.</text:span></text:p>
        </text:list-item>
        <text:list-item>
          <text:p text:style-name="P35"><text:span text:style-name="T14">W</text:span><text:span text:style-name="T13">etter Daten bekommen und diese als Text ausgeben in JavaFX.</text:span></text:p>
        </text:list-item>
        <text:list-item>
          <text:p text:style-name="P35"><text:span text:style-name="T13">Datum und Uhrzeit komplett einbauen.</text:span></text:p>
        </text:list-item>
      </text:list>
      <text:h text:style-name="P20" text:outline-level="1"><text:bookmark-start text:name="__RefHeading___Toc1797_1964260241"/>Arbeitsaufteilung<text:bookmark-end text:name="__RefHeading___Toc1797_1964260241"/></text:h>
      <text:h text:style-name="P21" text:outline-level="2"><text:bookmark-start text:name="__RefHeading___Toc1799_1964260241"/>Gabriel Vogler - backend<text:bookmark-end text:name="__RefHeading___Toc1799_1964260241"/></text:h>
      <text:list xml:id="list113541776033235" text:continue-numbering="true" text:style-name="L2">
        <text:list-item>
          <text:p text:style-name="P31"><text:span text:style-name="T16">WebUntis Stunden einlesen </text:span><text:span text:style-name="T15">und verarbeiten</text:span><text:span text:style-name="T16">.</text:span></text:p>
        </text:list-item>
        <text:list-item>
          <text:p text:style-name="P37"><text:span text:style-name="T16">Wetterda</text:span><text:span text:style-name="T18">ten und Temperaturinfos </text:span><text:span text:style-name="T16">verarbeiten und alles vorbereiten um als GUI dazustellen.</text:span></text:p>
        </text:list-item>
        <text:list-item>
          <text:p text:style-name="P37"><text:span text:style-name="T16">Zeit und Datum in Variablen speichern und die Verarbeitung im GUI für Filip vorbereiten.</text:span></text:p>
        </text:list-item>
      </text:list>
      <text:h text:style-name="P21" text:outline-level="2"><text:bookmark-start text:name="__RefHeading___Toc1801_1964260241"/>Filip Ilic – frontend<text:bookmark-end text:name="__RefHeading___Toc1801_1964260241"/></text:h>
      <text:list xml:id="list113541803800912" text:continue-numbering="true" text:style-name="L2">
        <text:list-item>
          <text:p text:style-name="P31"><text:span text:style-name="T16">WebUntis Stunden </text:span><text:span text:style-name="T15">grafisch darstellen (Farbe, ausgrauen, Zeitstrahl mit Fortschritt)</text:span><text:span text:style-name="T16">.</text:span></text:p>
        </text:list-item>
        <text:list-item>
          <text:p text:style-name="P35"><text:span text:style-name="T16">Wetter und Temperatur mit Icons, Text und Animation darstellen.</text:span></text:p>
        </text:list-item>
        <text:list-item>
          <text:p text:style-name="P35"><text:span text:style-name="T16">Datum und Uhrzeit grafisch darstellen.</text:span></text:p>
        </text:list-item>
        <text:list-item>
          <text:p text:style-name="P35"><text:span text:style-name="T16">Großteil des GUIs erstellen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dobe Devanagari" svg:font-family="'Adobe Devanagari'" style:font-family-generic="roman" style:font-pitch="variable"/>
    <style:font-face style:name="Alef" svg:font-family="Alef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imbus Sans L" svg:font-family="'Nimbus Sans L'" style:font-adornments="Standard" style:font-family-generic="swiss" style:font-pitch="variable"/>
    <style:font-face style:name="Nimbus Sans L1" svg:font-family="'Nimbus Sans L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A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Standard" style:font-family-generic="roman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color="#000000" loext:opacity="100%" style:font-name="Times New Roman1" fo:font-family="'Times New Roman'" style:font-style-name="Standard" style:font-family-generic="roman" style:font-pitch="variable" fo:font-size="11pt" fo:font-style="italic" fo:font-weight="normal" officeooo:rsid="00336cf8" fo:background-color="transparent" style:font-size-asian="10.5pt" style:font-style-asian="italic" style:font-weight-asian="normal" style:font-style-complex="italic" style:font-weight-complex="normal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1.52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19cm" fo:margin-bottom="0.21cm" style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19cm" fo:margin-bottom="0.21cm" style:contextual-spacing="false" fo:text-indent="0cm" style:auto-text-indent="false" style:page-number="auto"/>
      <style:text-properties fo:font-size="13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Nimbus Sans L" fo:font-family="'Nimbus Sans L'" style:font-style-name="Standard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Nimbus Sans L" fo:font-family="'Nimbus Sans L'" style:font-style-name="Standard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ntwort" style:family="paragraph" style:parent-style-name="Standard" style:master-page-name="">
      <loext:graphic-properties draw:fill="solid" draw:fill-color="#ffffcc" draw:opacity="100%"/>
      <style:paragraph-properties style:page-number="auto" fo:background-color="#ffffcc" style:shadow="none">
        <style:tab-stops/>
      </style:paragraph-properties>
      <style:text-properties fo:color="#801900" loext:opacity="100%" fo:font-size="12pt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66cm" fo:text-indent="-0.66cm" fo:margin-left="0.66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8.498cm" style:type="center"/>
          <style:tab-stop style:position="18.299cm" style:type="right"/>
        </style:tab-stops>
      </style:paragraph-properties>
      <style:text-properties style:font-name="Nimbus Sans L1" fo:font-size="10pt" officeooo:paragraph-rsid="0026341c" style:font-size-asian="10pt" style:font-size-complex="10pt"/>
    </style:style>
    <style:style style:name="MP2" style:family="paragraph" style:parent-style-name="Standard" style:master-page-name="Standard">
      <style:paragraph-properties fo:text-align="end" style:justify-single-word="false" style:page-number="auto"/>
      <style:text-properties fo:color="#4c4c4c" loext:opacity="100%" style:font-name="Nimbus Sans L1" fo:font-size="14pt" fo:language="de" fo:country="AT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MP3" style:family="paragraph" style:parent-style-name="Standard">
      <style:paragraph-properties fo:text-align="end" style:justify-single-word="false"/>
      <style:text-properties fo:color="#4c4c4c" loext:opacity="100%" style:font-name="Nimbus Sans L1" officeooo:paragraph-rsid="002d24b0"/>
    </style:style>
    <style:style style:name="MP4" style:family="paragraph" style:parent-style-name="Standard">
      <style:paragraph-properties fo:text-align="end" style:justify-single-word="false"/>
      <style:text-properties fo:color="#4c4c4c" loext:opacity="100%" style:font-name="Nimbus Sans L1" fo:font-size="13.5pt" fo:language="de" fo:country="AT" fo:font-weight="bold" officeooo:paragraph-rsid="002d24b0" style:font-name-asian="Times New Roman" style:font-size-asian="13.5pt" style:font-weight-asian="bold" style:font-name-complex="Times New Roman" style:font-size-complex="13.5pt" style:language-complex="ar" style:country-complex="SA"/>
    </style:style>
    <style:style style:name="MP5" style:family="paragraph" style:parent-style-name="Footer">
      <style:paragraph-properties>
        <style:tab-stops>
          <style:tab-stop style:position="8.498cm" style:type="center"/>
          <style:tab-stop style:position="18.299cm" style:type="right"/>
        </style:tab-stops>
      </style:paragraph-properties>
      <style:text-properties style:font-name="Nimbus Sans L1" fo:font-size="10pt" officeooo:paragraph-rsid="0025d5b6" style:font-size-asian="10pt" style:font-size-complex="10pt"/>
    </style:style>
    <style:style style:name="MT1" style:family="text">
      <style:text-properties officeooo:rsid="0024e444"/>
    </style:style>
    <style:style style:name="MT2" style:family="text">
      <style:text-properties officeooo:rsid="00387a4a"/>
    </style:style>
    <style:style style:name="MT3" style:family="text">
      <style:text-properties fo:font-size="12pt" fo:language="de" fo:country="AT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MT4" style:family="text">
      <style:text-properties fo:font-size="12pt" fo:language="de" fo:country="AT" style:font-name-asian="Times New Roman" style:font-size-asian="12pt" style:font-name-complex="Times New Roman" style:font-size-complex="12pt" style:language-complex="ar" style:country-complex="SA"/>
    </style:style>
    <style:style style:name="MT5" style:family="text">
      <style:text-properties fo:font-size="13.5pt" fo:language="de" fo:country="AT" fo:font-weight="bold" style:font-name-asian="Times New Roman" style:font-size-asian="13.5pt" style:font-weight-asian="bold" style:font-name-complex="Times New Roman" style:font-size-complex="13.5pt" style:language-complex="ar" style:country-complex="SA"/>
    </style:style>
    <style:style style:name="MT6" style:family="text">
      <style:text-properties fo:font-size="13.5pt" fo:language="de" fo:country="AT" fo:font-weight="bold" officeooo:rsid="0028e3c7" style:font-name-asian="Times New Roman" style:font-size-asian="13.5pt" style:font-weight-asian="bold" style:font-name-complex="Times New Roman" style:font-size-complex="13.5pt" style:language-complex="ar" style:country-complex="SA"/>
    </style:style>
    <style:style style:name="MT7" style:family="text">
      <style:text-properties officeooo:rsid="0028e3c7"/>
    </style:style>
    <style:style style:name="MT8" style:family="text">
      <style:text-properties officeooo:rsid="0038194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01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01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variable-get text:name="UEGegenstand"/></text:span><text:span text:style-name="MT1">-</text:span>Protokoll <text:variable-get text:name="UEAutor">Gabriel Vogler, Filip Ilic</text:variable-get>, <text:variable-get text:name="UEKlasse">2Bi</text:variable-get><text:tab/> <text:span text:style-name="MT2">Projekt: </text:span><text:variable-get text:name="UENummer">Abschluss Projekt</text:variable-get><text:s/>- <text:variable-get text:name="UETitel">WebUntis-Weather-Dashboard</text:variable-get><text:tab/>Seite <text:page-number text:select-page="current">3</text:page-number>/<text:page-count>3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frame draw:style-name="Mfr1" draw:name="Grafik1" text:anchor-type="paragraph" svg:x="0.005cm" svg:y="-0.034cm" svg:width="5.849cm" svg:height="2.45cm" draw:z-index="0"><draw:image xlink:href="Pictures/10000001000003200000014F1AFDF560F455EE25.png" xlink:type="simple" xlink:show="embed" xlink:actuate="onLoad" draw:mime-type="image/png"/></draw:frame><text:tab/><text:tab/><text:tab/><text:tab/><text:tab/>Höhere technische Bundeslehranstalt Wien 3</text:p>
        <text:p text:style-name="MP3"><text:span text:style-name="MT3"><text:tab/><text:tab/><text:tab/><text:tab/><text:tab/>Rennweg 89b, A-1030 Wien</text:span><text:span text:style-name="MT4"><text:line-break/></text:span><text:span text:style-name="MT5"> <text:tab/><text:tab/><text:tab/><text:tab/><text:tab/></text:span><text:span text:style-name="MT6">Höhere </text:span><text:span text:style-name="MT5">Abteilung für Informationstechnologie</text:span></text:p>
        <text:p text:style-name="MP4"><text:span text:style-name="MT5"><text:tab/><text:tab/><text:tab/><text:tab/></text:span><text:span text:style-name="MT7">Fachschule für Informationstechnik</text:span></text:p>
      </style:header>
      <style:footer>
        <text:p text:style-name="MP5"><text:span text:style-name="MT1"><text:variable-get text:name="UEGegenstand"/></text:span><text:span text:style-name="MT1">-</text:span>Protokoll <text:variable-get text:name="UEAutor">Gabriel Vogler, Filip Ilic</text:variable-get>, <text:variable-get text:name="UEKlasse">2Bi</text:variable-get><text:tab/> <text:span text:style-name="MT8">Projekt: </text:span><text:s/><text:variable-get text:name="UENummer">Abschluss Projekt</text:variable-get><text:s/>- <text:variable-get text:name="UETitel">WebUntis-Weather-Dashboard</text:variable-get><text:tab/>Seite <text:page-number text:select-page="current">1</text:page-number>/<text:page-count>3</text:page-count></text:p>
      </style:footer>
    </style:master-page>
    <style:master-page style:name="Unbenannt1" style:page-layout-name="Mpm3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6T10:46:59.229000000</meta:creation-date>
    <meta:editing-duration>PT42M43S</meta:editing-duration>
    <meta:editing-cycles>13</meta:editing-cycles>
    <meta:generator>LibreOffice/7.2.2.2$Windows_X86_64 LibreOffice_project/02b2acce88a210515b4a5bb2e46cbfb63fe97d56</meta:generator>
    <dc:title>Laborprotokoll - Vorlage</dc:title>
    <dc:date>2022-05-06T11:35:40.372000000</dc:date>
    <meta:document-statistic meta:table-count="1" meta:image-count="1" meta:object-count="0" meta:page-count="3" meta:paragraph-count="67" meta:word-count="410" meta:character-count="2898" meta:non-whitespace-character-count="2534"/>
  </office:meta>
</office:document-meta>
</file>